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0">
      <style:paragraph-properties fo:line-height="100%" fo:text-align="start" style:justify-single-word="false"/>
      <style:text-properties fo:color="#000000" style:font-name="Liberation Serif" fo:font-size="10.5pt" style:text-underline-style="none" fo:font-weight="normal" officeooo:rsid="045d13c3" officeooo:paragraph-rsid="000c16e3" fo:background-color="transparent" style:font-name-asian="Liberation Serif1" style:font-size-asian="10.5pt" style:font-name-complex="Liberation Serif1" style:font-size-complex="10.5pt"/>
    </style:style>
    <style:style style:name="P2" style:family="paragraph" style:parent-style-name="Standard" style:list-style-name="L11">
      <style:paragraph-properties fo:line-height="100%" fo:text-align="start" style:justify-single-word="false"/>
      <style:text-properties fo:color="#000000" style:font-name="Liberation Serif" fo:font-size="10.5pt" style:text-underline-style="none" fo:font-weight="normal" officeooo:rsid="045d13c3" officeooo:paragraph-rsid="000c16e3" fo:background-color="transparent" style:font-name-asian="Liberation Serif1" style:font-size-asian="10.5pt" style:font-name-complex="Liberation Serif1" style:font-size-complex="10.5pt"/>
    </style:style>
    <style:style style:name="P3" style:family="paragraph" style:parent-style-name="Standard">
      <style:paragraph-properties fo:line-height="100%" fo:text-align="start" style:justify-single-word="false"/>
      <style:text-properties fo:color="#000000" style:font-name="Liberation Serif" fo:font-size="10.5pt" style:text-underline-style="none" fo:font-weight="normal" officeooo:rsid="045d13c3" officeooo:paragraph-rsid="000c16e3" fo:background-color="transparent" style:font-name-asian="Liberation Serif1" style:font-size-asian="10.5pt" style:font-name-complex="Liberation Serif1" style:font-size-complex="10.5pt"/>
    </style:style>
    <style:style style:name="P4" style:family="paragraph" style:parent-style-name="Standard">
      <style:paragraph-properties fo:line-height="100%" fo:text-align="start" style:justify-single-word="false"/>
      <style:text-properties fo:color="#000000" style:font-name="Liberation Serif" fo:font-size="10.5pt" style:text-underline-style="none" fo:font-weight="normal" officeooo:rsid="045d13c3" officeooo:paragraph-rsid="000c6e16" fo:background-color="transparent" style:font-name-asian="Liberation Serif1" style:font-size-asian="10.5pt" style:font-name-complex="Liberation Serif1" style:font-size-complex="10.5pt"/>
    </style:style>
    <style:style style:name="P5" style:family="paragraph" style:parent-style-name="Standard" style:list-style-name="L2">
      <style:paragraph-properties fo:line-height="100%" fo:text-align="start" style:justify-single-word="false"/>
      <style:text-properties fo:color="#000000" style:font-name="Liberation Serif" fo:font-size="10.5pt" style:text-underline-style="none" fo:font-weight="normal" officeooo:rsid="0443d6f5" officeooo:paragraph-rsid="000c16e3" fo:background-color="transparent" style:font-name-asian="Liberation Serif1" style:font-size-asian="10.5pt" style:font-name-complex="Liberation Serif1" style:font-size-complex="10.5pt"/>
    </style:style>
    <style:style style:name="P6" style:family="paragraph" style:parent-style-name="Standard">
      <style:paragraph-properties fo:line-height="100%" fo:text-align="start" style:justify-single-word="false"/>
      <style:text-properties fo:color="#000000" style:font-name="Liberation Serif" fo:font-size="10.5pt" style:text-underline-style="none" fo:font-weight="normal" officeooo:rsid="0443d6f5" officeooo:paragraph-rsid="000c16e3" fo:background-color="transparent" style:font-name-asian="Liberation Serif1" style:font-size-asian="10.5pt" style:font-name-complex="Liberation Serif1" style:font-size-complex="10.5pt"/>
    </style:style>
    <style:style style:name="P7" style:family="paragraph" style:parent-style-name="Standard" style:list-style-name="L2">
      <style:paragraph-properties fo:line-height="100%" fo:text-align="start" style:justify-single-word="false"/>
      <style:text-properties fo:color="#000000" style:font-name="Liberation Serif" fo:font-size="10.5pt" style:text-underline-style="none" fo:font-weight="normal" officeooo:rsid="044589a9" officeooo:paragraph-rsid="000c16e3" fo:background-color="transparent" style:font-name-asian="Liberation Serif1" style:font-size-asian="10.5pt" style:font-name-complex="Liberation Serif1" style:font-size-complex="10.5pt"/>
    </style:style>
    <style:style style:name="P8" style:family="paragraph" style:parent-style-name="Standard" style:list-style-name="L2">
      <style:paragraph-properties fo:line-height="100%" fo:text-align="start" style:justify-single-word="false"/>
      <style:text-properties fo:color="#000000" style:font-name="Liberation Serif" fo:font-size="10.5pt" style:text-underline-style="none" fo:font-weight="normal" officeooo:rsid="0446a47d" officeooo:paragraph-rsid="000c16e3" fo:background-color="transparent" style:font-name-asian="Liberation Serif1" style:font-size-asian="10.5pt" style:font-name-complex="Liberation Serif1" style:font-size-complex="10.5pt"/>
    </style:style>
    <style:style style:name="P9" style:family="paragraph" style:parent-style-name="Standard" style:list-style-name="L2">
      <style:paragraph-properties fo:line-height="100%" fo:text-align="start" style:justify-single-word="false"/>
      <style:text-properties fo:color="#000000" style:font-name="Liberation Serif" fo:font-size="10.5pt" style:text-underline-style="none" fo:font-weight="normal" officeooo:rsid="044b5593" officeooo:paragraph-rsid="000c16e3" fo:background-color="transparent" style:font-name-asian="Liberation Serif1" style:font-size-asian="10.5pt" style:font-name-complex="Liberation Serif1" style:font-size-complex="10.5pt"/>
    </style:style>
    <style:style style:name="P10" style:family="paragraph" style:parent-style-name="Standard" style:list-style-name="L2">
      <style:paragraph-properties fo:line-height="100%" fo:text-align="start" style:justify-single-word="false"/>
      <style:text-properties fo:color="#000000" style:font-name="Liberation Serif" fo:font-size="10.5pt" style:text-underline-style="none" fo:font-weight="normal" officeooo:rsid="044ce114" officeooo:paragraph-rsid="000c16e3" fo:background-color="transparent" style:font-name-asian="Liberation Serif1" style:font-size-asian="10.5pt" style:font-name-complex="Liberation Serif1" style:font-size-complex="10.5pt"/>
    </style:style>
    <style:style style:name="P11" style:family="paragraph" style:parent-style-name="Standard" style:list-style-name="L2">
      <style:paragraph-properties fo:line-height="100%" fo:text-align="start" style:justify-single-word="false"/>
      <style:text-properties fo:color="#000000" style:font-name="Liberation Serif" fo:font-size="10.5pt" style:text-underline-style="none" fo:font-weight="normal" officeooo:rsid="044f44da" officeooo:paragraph-rsid="000c16e3" fo:background-color="transparent" style:font-name-asian="Liberation Serif1" style:font-size-asian="10.5pt" style:font-name-complex="Liberation Serif1" style:font-size-complex="10.5pt"/>
    </style:style>
    <style:style style:name="P12" style:family="paragraph" style:parent-style-name="Standard">
      <style:paragraph-properties fo:line-height="100%" fo:text-align="start" style:justify-single-word="false"/>
      <style:text-properties fo:color="#000000" style:font-name="Liberation Serif" fo:font-size="10.5pt" style:text-underline-style="none" fo:font-weight="normal" officeooo:rsid="044e2f59" officeooo:paragraph-rsid="000c16e3" fo:background-color="transparent" style:font-name-asian="Liberation Serif1" style:font-size-asian="10.5pt" style:font-name-complex="Liberation Serif1" style:font-size-complex="10.5pt"/>
    </style:style>
    <style:style style:name="P13" style:family="paragraph" style:parent-style-name="Standard" style:list-style-name="L7">
      <style:paragraph-properties fo:line-height="100%" fo:text-align="start" style:justify-single-word="false"/>
      <style:text-properties fo:color="#000000" style:font-name="Liberation Serif" fo:font-size="10.5pt" style:text-underline-style="none" fo:font-weight="normal" officeooo:rsid="04554ff1" officeooo:paragraph-rsid="000c16e3" fo:background-color="transparent" style:font-name-asian="Liberation Serif1" style:font-size-asian="10.5pt" style:font-name-complex="Liberation Serif1" style:font-size-complex="10.5pt"/>
    </style:style>
    <style:style style:name="P14" style:family="paragraph" style:parent-style-name="Standard">
      <style:paragraph-properties fo:line-height="100%" fo:text-align="start" style:justify-single-word="false"/>
      <style:text-properties fo:color="#000000" style:font-name="Liberation Serif" fo:font-size="10.5pt" style:text-underline-style="none" fo:font-weight="normal" officeooo:rsid="04554ff1" officeooo:paragraph-rsid="000c16e3" fo:background-color="transparent" style:font-name-asian="Liberation Serif1" style:font-size-asian="10.5pt" style:font-name-complex="Liberation Serif1" style:font-size-complex="10.5pt"/>
    </style:style>
    <style:style style:name="P15" style:family="paragraph" style:parent-style-name="Standard" style:list-style-name="L8">
      <style:paragraph-properties fo:line-height="100%" fo:text-align="start" style:justify-single-word="false"/>
      <style:text-properties fo:color="#000000" style:font-name="Liberation Serif" fo:font-size="10.5pt" style:text-underline-style="none" fo:font-weight="normal" officeooo:rsid="0456fbf2" officeooo:paragraph-rsid="000c16e3" fo:background-color="transparent" style:font-name-asian="Liberation Serif1" style:font-size-asian="10.5pt" style:font-name-complex="Liberation Serif1" style:font-size-complex="10.5pt"/>
    </style:style>
    <style:style style:name="P16" style:family="paragraph" style:parent-style-name="Standard" style:list-style-name="L8">
      <style:paragraph-properties fo:line-height="100%" fo:text-align="start" style:justify-single-word="false"/>
      <style:text-properties fo:color="#000000" style:font-name="Liberation Serif" fo:font-size="10.5pt" style:text-underline-style="none" fo:font-weight="normal" officeooo:rsid="0458b84a" officeooo:paragraph-rsid="000c16e3" fo:background-color="transparent" style:font-name-asian="Liberation Serif1" style:font-size-asian="10.5pt" style:font-name-complex="Liberation Serif1" style:font-size-complex="10.5pt"/>
    </style:style>
    <style:style style:name="P17" style:family="paragraph" style:parent-style-name="Standard" style:list-style-name="L9">
      <style:paragraph-properties fo:line-height="100%" fo:text-align="start" style:justify-single-word="false"/>
      <style:text-properties fo:color="#000000" style:font-name="Liberation Serif" fo:font-size="10.5pt" style:text-underline-style="none" fo:font-weight="normal" officeooo:rsid="0458b84a" officeooo:paragraph-rsid="000c16e3" fo:background-color="transparent" style:font-name-asian="Liberation Serif1" style:font-size-asian="10.5pt" style:font-name-complex="Liberation Serif1" style:font-size-complex="10.5pt"/>
    </style:style>
    <style:style style:name="P18" style:family="paragraph" style:parent-style-name="Standard" style:list-style-name="L8">
      <style:paragraph-properties fo:line-height="100%" fo:text-align="start" style:justify-single-word="false"/>
      <style:text-properties fo:color="#000000" style:font-name="Liberation Serif" fo:font-size="10.5pt" style:text-underline-style="none" fo:font-weight="normal" officeooo:rsid="04592ad9" officeooo:paragraph-rsid="000c16e3" fo:background-color="transparent" style:font-name-asian="Liberation Serif1" style:font-size-asian="10.5pt" style:font-name-complex="Liberation Serif1" style:font-size-complex="10.5pt"/>
    </style:style>
    <style:style style:name="P19" style:family="paragraph" style:parent-style-name="Standard">
      <style:paragraph-properties fo:line-height="100%" fo:text-align="start" style:justify-single-word="false"/>
      <style:text-properties fo:color="#000000" style:font-name="Liberation Serif" fo:font-size="10.5pt" style:text-underline-style="none" fo:font-weight="normal" officeooo:rsid="04592ad9" officeooo:paragraph-rsid="000c16e3" fo:background-color="transparent" style:font-name-asian="Liberation Serif1" style:font-size-asian="10.5pt" style:font-name-complex="Liberation Serif1" style:font-size-complex="10.5pt"/>
    </style:style>
    <style:style style:name="P20" style:family="paragraph" style:parent-style-name="Standard">
      <style:paragraph-properties fo:line-height="100%" fo:text-align="start" style:justify-single-word="false"/>
      <style:text-properties fo:color="#000000" style:font-name="Liberation Serif" fo:font-size="10.5pt" style:text-underline-style="none" fo:font-weight="normal" officeooo:rsid="045ac045" officeooo:paragraph-rsid="000c16e3" fo:background-color="transparent" style:font-name-asian="Liberation Serif1" style:font-size-asian="10.5pt" style:font-name-complex="Liberation Serif1" style:font-size-complex="10.5pt"/>
    </style:style>
    <style:style style:name="P21" style:family="paragraph" style:parent-style-name="Standard" style:list-style-name="L9">
      <style:paragraph-properties fo:line-height="100%" fo:text-align="start" style:justify-single-word="false"/>
      <style:text-properties fo:color="#000000" style:font-name="Liberation Serif" fo:font-size="10.5pt" style:text-underline-style="none" fo:font-weight="normal" officeooo:rsid="045bb3a1" officeooo:paragraph-rsid="000c16e3" fo:background-color="transparent" style:font-name-asian="Liberation Serif1" style:font-size-asian="10.5pt" style:font-name-complex="Liberation Serif1" style:font-size-complex="10.5pt"/>
    </style:style>
    <style:style style:name="P22" style:family="paragraph" style:parent-style-name="Standard" style:list-style-name="L11">
      <style:paragraph-properties fo:line-height="100%" fo:text-align="start" style:justify-single-word="false"/>
      <style:text-properties fo:color="#000000" style:font-name="Liberation Serif" fo:font-size="10.5pt" style:text-underline-style="none" fo:font-weight="normal" officeooo:rsid="045bb3a1" officeooo:paragraph-rsid="000c16e3" fo:background-color="transparent" style:font-name-asian="Liberation Serif1" style:font-size-asian="10.5pt" style:font-name-complex="Liberation Serif1" style:font-size-complex="10.5pt"/>
    </style:style>
    <style:style style:name="P23" style:family="paragraph" style:parent-style-name="Standard">
      <style:paragraph-properties fo:line-height="100%" fo:text-align="start" style:justify-single-word="false"/>
      <style:text-properties fo:color="#000000" style:font-name="Liberation Serif" fo:font-size="10.5pt" style:text-underline-style="none" fo:font-weight="normal" officeooo:rsid="045bb3a1" officeooo:paragraph-rsid="000c16e3" fo:background-color="transparent" style:font-name-asian="Liberation Serif1" style:font-size-asian="10.5pt" style:font-name-complex="Liberation Serif1" style:font-size-complex="10.5pt"/>
    </style:style>
    <style:style style:name="P24" style:family="paragraph" style:parent-style-name="Standard">
      <style:paragraph-properties fo:line-height="100%" fo:text-align="start" style:justify-single-word="false"/>
      <style:text-properties fo:color="#000000" style:font-name="Liberation Serif" fo:font-size="10.5pt" style:text-underline-style="none" fo:font-weight="normal" officeooo:rsid="0010ea1e" officeooo:paragraph-rsid="0010ea1e" fo:background-color="transparent" style:font-name-asian="Liberation Serif1" style:font-size-asian="10.5pt" style:font-name-complex="Liberation Serif1" style:font-size-complex="10.5pt"/>
    </style:style>
    <style:style style:name="P25" style:family="paragraph" style:parent-style-name="Standard" style:list-style-name="L12">
      <style:paragraph-properties fo:line-height="100%" fo:text-align="start" style:justify-single-word="false"/>
      <style:text-properties officeooo:paragraph-rsid="000c6e16"/>
    </style:style>
    <style:style style:name="P26" style:family="paragraph" style:parent-style-name="Standard" style:list-style-name="L12">
      <style:paragraph-properties fo:line-height="100%" fo:text-align="start" style:justify-single-word="false"/>
      <style:text-properties officeooo:rsid="000c6e16" officeooo:paragraph-rsid="000c6e16"/>
    </style:style>
    <style:style style:name="P27" style:family="paragraph" style:parent-style-name="Standard" style:list-style-name="L12">
      <style:paragraph-properties fo:line-height="100%" fo:text-align="start" style:justify-single-word="false"/>
      <style:text-properties officeooo:rsid="000d0796" officeooo:paragraph-rsid="000d0796"/>
    </style:style>
    <style:style style:name="P28" style:family="paragraph" style:parent-style-name="Standard" style:list-style-name="L12">
      <style:paragraph-properties fo:line-height="100%" fo:text-align="start" style:justify-single-word="false"/>
      <style:text-properties officeooo:rsid="000fa202" officeooo:paragraph-rsid="000fa202"/>
    </style:style>
    <style:style style:name="P29" style:family="paragraph" style:parent-style-name="Standard">
      <style:paragraph-properties fo:line-height="100%" fo:text-align="start" style:justify-single-word="false" fo:break-before="page"/>
      <style:text-properties fo:color="#000000" style:font-name="Liberation Serif" fo:font-size="10.5pt" style:text-underline-style="none" fo:font-weight="normal" officeooo:rsid="0443d6f5" officeooo:paragraph-rsid="000c16e3" fo:background-color="transparent" style:font-name-asian="Liberation Serif1" style:font-size-asian="10.5pt" style:font-name-complex="Liberation Serif1" style:font-size-complex="10.5pt"/>
    </style:style>
    <style:style style:name="P30" style:family="paragraph" style:parent-style-name="Standard">
      <style:paragraph-properties fo:line-height="100%" fo:text-align="start" style:justify-single-word="false" fo:break-before="page"/>
      <style:text-properties fo:color="#000000" style:font-name="Liberation Serif" fo:font-size="10.5pt" style:text-underline-style="none" fo:font-weight="normal" officeooo:rsid="045d13c3" officeooo:paragraph-rsid="000c16e3" fo:background-color="transparent" style:font-name-asian="Liberation Serif1" style:font-size-asian="10.5pt" style:font-name-complex="Liberation Serif1" style:font-size-complex="10.5pt"/>
    </style:style>
    <style:style style:name="T1" style:family="text">
      <style:text-properties officeooo:rsid="0446a47d"/>
    </style:style>
    <style:style style:name="T2" style:family="text">
      <style:text-properties officeooo:rsid="04554ff1"/>
    </style:style>
    <style:style style:name="T3" style:family="text">
      <style:text-properties fo:font-weight="bold" officeooo:rsid="045047b8" style:font-weight-asian="bold" style:font-weight-complex="bold"/>
    </style:style>
    <style:style style:name="T4" style:family="text">
      <style:text-properties officeooo:rsid="0456fbf2"/>
    </style:style>
    <style:style style:name="T5" style:family="text">
      <style:text-properties officeooo:rsid="045ac045"/>
    </style:style>
    <style:style style:name="T6" style:family="text">
      <style:text-properties officeooo:rsid="045bb3a1"/>
    </style:style>
    <style:style style:name="T7" style:family="text">
      <style:text-properties officeooo:rsid="045e6502"/>
    </style:style>
    <style:style style:name="T8" style:family="text">
      <style:text-properties officeooo:rsid="000c6e16"/>
    </style:style>
    <style:style style:name="T9" style:family="text">
      <style:text-properties fo:color="#000000" style:font-name="Liberation Serif" fo:font-size="10.5pt" style:text-underline-style="none" fo:font-weight="normal" fo:background-color="transparent" loext:char-shading-value="0" style:font-name-asian="Liberation Serif1" style:font-size-asian="10.5pt" style:font-name-complex="Liberation Serif1" style:font-size-complex="10.5pt"/>
    </style:style>
    <style:style style:name="T10" style:family="text">
      <style:text-properties fo:color="#000000" style:font-name="Liberation Serif" fo:font-size="10.5pt" style:text-underline-style="none" fo:font-weight="normal" officeooo:rsid="045d13c3" fo:background-color="transparent" loext:char-shading-value="0" style:font-name-asian="Liberation Serif1" style:font-size-asian="10.5pt" style:font-name-complex="Liberation Serif1" style:font-size-complex="10.5pt"/>
    </style:style>
    <style:style style:name="T11" style:family="text">
      <style:text-properties fo:color="#000000" style:font-name="Liberation Serif" fo:font-size="10.5pt" style:text-underline-style="none" fo:font-weight="normal" officeooo:rsid="000c6e16" fo:background-color="transparent" loext:char-shading-value="0" style:font-name-asian="Liberation Serif1" style:font-size-asian="10.5pt" style:font-name-complex="Liberation Serif1" style:font-size-complex="10.5pt"/>
    </style:style>
    <style:style style:name="T12" style:family="text">
      <style:text-properties fo:color="#000000" style:font-name="Liberation Serif" fo:font-size="10.5pt" style:text-underline-style="none" fo:font-weight="normal" officeooo:rsid="000d0796" fo:background-color="transparent" loext:char-shading-value="0" style:font-name-asian="Liberation Serif1" style:font-size-asian="10.5pt" style:font-name-complex="Liberation Serif1" style:font-size-complex="10.5pt"/>
    </style:style>
    <style:style style:name="T13" style:family="text">
      <style:text-properties fo:color="#000000" style:font-name="Liberation Serif" fo:font-size="10.5pt" style:text-underline-style="none" fo:font-weight="normal" officeooo:rsid="000d5ee4" fo:background-color="transparent" loext:char-shading-value="0" style:font-name-asian="Liberation Serif1" style:font-size-asian="10.5pt" style:font-name-complex="Liberation Serif1" style:font-size-complex="10.5pt"/>
    </style:style>
    <style:style style:name="T14" style:family="text">
      <style:text-properties fo:color="#000000" style:font-name="Liberation Serif" fo:font-size="10.5pt" style:text-underline-style="none" fo:font-weight="normal" officeooo:rsid="000e95a9" fo:background-color="transparent" loext:char-shading-value="0" style:font-name-asian="Liberation Serif1" style:font-size-asian="10.5pt" style:font-name-complex="Liberation Serif1" style:font-size-complex="10.5pt"/>
    </style:style>
    <style:style style:name="T15" style:family="text">
      <style:text-properties officeooo:rsid="0011712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1/09/2020</text:p>
      <text:p text:style-name="P6"/>
      <text:p text:style-name="P6">Visto en ardal2 incidencias: visto desde el movil</text:p>
      <text:list xml:id="list71437589" text:style-name="L2">
        <text:list-item>
          <text:p text:style-name="P5">En salidas cuando pulso en el icono de la derecha, aparece el establecer hora encima de nombre completo. No hace falta introducir el nombre completo para validar? Es que no me sale obligatorio , a no ser que pulse en limpiar</text:p>
        </text:list-item>
        <text:list-item>
          <text:p text:style-name="P5">Cuando pulso en comunicado incidencia, si le doy a atrás en el movil , se me va al principio del todo. Idem si pulso en enviar comunicado.</text:p>
        </text:list-item>
        <text:list-item>
          <text:p text:style-name="P7">Si cambio de alumno, las incidencias deberian de ser diferentes, no? <text:span text:style-name="T1">Me salen las mismas para los dos hermanos.</text:span></text:p>
        </text:list-item>
        <text:list-item>
          <text:p text:style-name="P8">No se cierra la vista de las incidencias si me voy al menu y cambio de un hermano a otro.</text:p>
        </text:list-item>
        <text:list-item>
          <text:p text:style-name="P9">Cuando pulso en comunicado incidencia, cuando aparece la pizarra, se puede pulsar en ok sin escribir nada, metiendo algun adjunto. Una vez incluidos los adjuntos , si pulso en algo (foto, video, si pulso en ver y despues en el botón de atrás , no funciona y si pulso en el atrás que aparece arriba a la izquierda se va al principio del todo . No va a la vista anterior en la que estaba.</text:p>
        </text:list-item>
        <text:list-item>
          <text:p text:style-name="P10">En los adjuntos en la <text:span text:style-name="T2">galería</text:span> una vez adjuntado una foto, video,… si pulso sobre uno de ellos, aparece ver y eliminar, si en ese momento pulso atrás en el <text:span text:style-name="T2">teléfono</text:span> se vuelve al principio dejando visible dicho menu (ver y eliminar). <text:span text:style-name="T3">Pasa en todos los sitios</text:span></text:p>
        </text:list-item>
        <text:list-item>
          <text:p text:style-name="P11">En la pizarra, cuando se escribe algo y pulso en borrar, si en ese momento pulso en el boton atrás, vuelve al principio del todo dejando el mensaje ¿Quieres eliminar todos los datos?. <text:span text:style-name="T3">Pasa en todos los sitios.</text:span></text:p>
        </text:list-item>
      </text:list>
      <text:p text:style-name="P12"/>
      <text:p text:style-name="P6">Visto en ardal2 <text:span text:style-name="T2">tutorias</text:span>: visto desde el movil:</text:p>
      <text:list xml:id="list3448871034" text:style-name="L7">
        <text:list-item>
          <text:p text:style-name="P13">Cuando he creado una tutoria y pulso en opciones, anular, si cambio el motivo de la anulacion , muestra una alerta en la que si pulso en el atrás del movil cuando se esta mostrando, si pulso en volver, vuelve al principio del todo, y si pulso en cambiar, el valor del texto que se muestra, me aparece como una nota nueva, no como el motivo de la anulacion.</text:p>
        </text:list-item>
      </text:list>
      <text:p text:style-name="P14"/>
      <text:p text:style-name="P6">Visto en ardal2 <text:span text:style-name="T4">administracion</text:span>: visto desde el movil:</text:p>
      <text:list xml:id="list1569642773" text:style-name="L8">
        <text:list-item>
          <text:p text:style-name="P15">El subtitulo que pone en comentario, suena un poco raro y se me corta la palabra trata y no queda muy bien. No quedaria mejor: Exponer detalladamente el asunto a tratar o Exponer detalladamente el asunto que se quiera tratar.???</text:p>
        </text:list-item>
        <text:list-item>
          <text:p text:style-name="P16">Si se añade un adjunto y no se ha introducido ningun comentario, aparece el boton validar y si pulso muestro la alerta de que hay que explicar detalladamente,… si se pulsa en atrás se vuelve atrás sin haber pulsado en el botón entiendo. No se deberia tener en cuenta que si hay una alerta los atrás no deben de hacer nada</text:p>
        </text:list-item>
        <text:list-item>
          <text:p text:style-name="P16">Cuando se pulsa en validar, el boton de enviar con el volver no tiene el mismo formato que en tutorias o incidencias, <text:s/><text:span text:style-name="T5">&lt; enviar y no &lt; volver enviar.</text:span></text:p>
        </text:list-item>
        <text:list-item>
          <text:p text:style-name="P18">Cuando creo un comunicado con administracion, donde se ve lo que he escrito?</text:p>
        </text:list-item>
      </text:list>
      <text:p text:style-name="P19"/>
      <text:p text:style-name="P20">Visto en ardal2 direccion: visto desde el movil.</text:p>
      <text:list xml:id="list1770017459" text:style-name="L9">
        <text:list-item>
          <text:p text:style-name="P17">Cuando se pulsa en validar, el boton de enviar con el volver no tiene el mismo formato que en tutorias o incidencias, </text:p>
        </text:list-item>
        <text:list-item>
          <text:p text:style-name="P21">Cuando escribo un comentario de un tipo, si luego cambio el tipo y pulso en atrás y vuelvo a pulsar para escribir el comentario aparece marcada la opcion del tipo al que he pulsado en atrás, no deberia aparecer marcado el tipo al que he pulsado ok en la pizarra?</text:p>
        </text:list-item>
      </text:list>
      <text:p text:style-name="P23"/>
      <text:p text:style-name="P20">Visto en ardal2 <text:span text:style-name="T6">utilidades→ configuracion → email</text:span>: visto desde el movil.</text:p>
      <text:list xml:id="list1002608160" text:style-name="L10">
        <text:list-item>
          <text:p text:style-name="P1">Si escribo un email que no es valido y pulso en guardar , muestra una alerta, que esta mal escrita, pone introduccir con 2 c.</text:p>
        </text:list-item>
      </text:list>
      <text:p text:style-name="P23"/>
      <text:p text:style-name="P20">Visto en ardal2 <text:span text:style-name="T6">utilidades→ configuracion → email y telefono</text:span>: visto desde el <text:span text:style-name="T7">ordenador</text:span></text:p>
      <text:list xml:id="list154004723243465" text:continue-numbering="true" text:style-name="L10">
        <text:list-item>
          <text:p text:style-name="P1">Si escribo un email <text:span text:style-name="T7">o telefono </text:span>que no es valido y pulso en guardar , <text:span text:style-name="T7">no me deja cerrar al pulsar en el boton de entendido.</text:span></text:p>
          <text:p text:style-name="P1"/>
        </text:list-item>
      </text:list>
      <text:p text:style-name="P20">Visto en ardal2 <text:span text:style-name="T6">utilidades→ configuracion → alumnos</text:span>: visto desde el movil.</text:p>
      <text:list xml:id="list154004801731823" text:continue-numbering="true" text:style-name="L10">
        <text:list-item>
          <text:p text:style-name="P1">Cuando pulso en un alumno de los que estan registrados, no muestra la foto , aparece un icono como si no la encontrase</text:p>
        </text:list-item>
      </text:list>
      <text:p text:style-name="P20"/>
      <text:p text:style-name="P20">Visto en ardal2 <text:span text:style-name="T6">utilidades→ servicio tecnico</text:span>: visto desde el movil.</text:p>
      <text:list xml:id="list1741510105" text:style-name="L11">
        <text:list-item>
          <text:p text:style-name="P22"><text:soft-page-break/>Cuando pulso en crear comentario, arriba en la pizarra, no deberia de aparecer servicio tecnico en lugar de administracion, como pasa en las demas pizarras, que muestra donde nos encontramos?</text:p>
          <text:p text:style-name="P2"/>
        </text:list-item>
      </text:list>
      <text:p text:style-name="P30"><text:span text:style-name="T8">21</text:span>/<text:span text:style-name="T8">09</text:span>/<text:span text:style-name="T8">2020</text:span></text:p>
      <text:p text:style-name="P3"/>
      <text:p text:style-name="P3"><text:a xlink:type="simple" xlink:href="https://master2.espacionaturalelardal.com/home" text:style-name="Internet_20_link" text:visited-style-name="Visited_20_Internet_20_Link">https://master2.espacionaturalelardal.com/home</text:a></text:p>
      <text:p text:style-name="P3"/>
      <text:p text:style-name="P24">No puedo ver nada, nada mas que tutorias por que se me queda todo el rato pensando, da error en leerNotificacionesTutor <text:span text:style-name="T15">y en leerAlumnos.</text:span></text:p>
      <text:p text:style-name="P3"/>
      <text:p text:style-name="P4"><text:span text:style-name="T8">Visto </text:span>en tutorias -&gt; configuracion:</text:p>
      <text:list xml:id="list1484674053" text:style-name="L12">
        <text:list-item>
          <text:p text:style-name="P25"><text:span text:style-name="T11">En </text:span><text:span text:style-name="T10">disponibilidad, al meter varias fechas, </text:span><text:span text:style-name="T13">se montan los valores cuando se elige miercoles con un dia de dos digitos., </text:span><text:span text:style-name="T14">creo que pasa solo con septiembre, que es el mes mas largo.</text:span></text:p>
        </text:list-item>
        <text:list-item>
          <text:p text:style-name="P28"><text:span text:style-name="T14">E</text:span><text:span text:style-name="T9">N disponibilidad cuando meto las fechas y horas y pulso en guardar, donde se muestra lo que he introducido, por que si vuelvo a ver disponibilidad, aparece vacio.</text:span></text:p>
        </text:list-item>
        <text:list-item>
          <text:p text:style-name="P26"><text:span text:style-name="T10">E</text:span><text:span text:style-name="T9">n recursos, al meter la fecha de la tutoria cuando muestra el valor de la fecha seleccionada, lo muestra en formato mes/dia/año, no deberia ser dia/mes/año. </text:span></text:p>
        </text:list-item>
        <text:list-item>
          <text:p text:style-name="P27"><text:span text:style-name="T12">L</text:span><text:span text:style-name="T9">os valores introducidos en recursos (fechas) como se guardan, no veo ningun boton de valida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15:17:34.270359597</meta:creation-date>
    <dc:date>2020-09-21T15:40:03.974735772</dc:date>
    <meta:editing-duration>PT22M27S</meta:editing-duration>
    <meta:editing-cycles>8</meta:editing-cycles>
    <meta:generator>LibreOffice/6.0.7.3$Linux_X86_64 LibreOffice_project/00m0$Build-3</meta:generator>
    <meta:document-statistic meta:table-count="0" meta:image-count="0" meta:object-count="0" meta:page-count="3" meta:paragraph-count="35" meta:word-count="887" meta:character-count="4850" meta:non-whitespace-character-count="4017"/>
  </office:meta>
</office:document-meta>
</file>